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n>1</mn>
            <mtext>Bel</mtext>
            <mrow>
              <mspace width="2em"/>
              <mo stretchy="false">=</mo>
              <mspace width="2em"/>
            </mrow>
            <mtext>lg</mtext>
            <mrow>
              <mo fence="true" stretchy="true">(</mo>
              <mrow>
                <mfrac>
                  <mi>I</mi>
                  <msub>
                    <mi>I</mi>
                    <mn>0</mn>
                  </msub>
                </mfrac>
              </mrow>
              <mo fence="true" stretchy="true">)</mo>
            </mrow>
            <mspace width="2em"/>
            <mtext> mit </mtext>
            <msub>
              <mi>I</mi>
              <mn>0</mn>
            </msub>
            <mrow>
              <mspace width="2em"/>
              <mo stretchy="false">=</mo>
              <mtext> untere Hörgrenze</mtext>
            </mrow>
          </mrow>
        </mtd>
      </mtr>
      <mtr>
        <mtd>
          <mrow>
            <mo stretchy="false">⇒</mo>
            <mspace width="2em"/>
            <mtext>lg</mtext>
            <mrow>
              <mo fence="true" stretchy="true">(</mo>
              <mrow>
                <mfrac>
                  <mn>10</mn>
                  <mn>1</mn>
                </mfrac>
              </mrow>
              <mo fence="true" stretchy="true">)</mo>
            </mrow>
            <mrow>
              <mspace width="2em"/>
              <mo stretchy="false">=</mo>
              <mspace width="2em"/>
            </mrow>
            <mn>1</mn>
            <mtext> ; </mtext>
            <mspace width="2em"/>
            <mtext>lg</mtext>
            <mrow>
              <mo fence="true" stretchy="true">(</mo>
              <mrow>
                <mfrac>
                  <mn>100</mn>
                  <mn>1</mn>
                </mfrac>
              </mrow>
              <mo fence="true" stretchy="true">)</mo>
            </mrow>
            <mrow>
              <mspace width="2em"/>
              <mo stretchy="false">=</mo>
              <mspace width="2em"/>
            </mrow>
            <mn>2</mn>
            <mtext> ; </mtext>
            <mspace width="2em"/>
            <mtext>lg</mtext>
            <mrow>
              <mo fence="true" stretchy="true">(</mo>
              <mrow>
                <mfrac>
                  <mn>1000</mn>
                  <mn>1</mn>
                </mfrac>
              </mrow>
              <mo fence="true" stretchy="true">)</mo>
            </mrow>
            <mrow>
              <mspace width="2em"/>
              <mo stretchy="false">=</mo>
              <mspace width="2em"/>
            </mrow>
            <mn>3</mn>
            <mtext> ; </mtext>
            <mspace width="2em"/>
            <mo stretchy="false">…</mo>
          </mrow>
        </mtd>
      </mtr>
    </mtable>
    <annotation encoding="StarMath 5.0">1 "Bel" ~=~ "lg" left ( I over I _0 right ) ~" mit " I _0 ~= " untere Hörgrenze" newline 
drarrow 
~"lg" left ( 10 over 1 right ) ~=~ 1 " ; " 
~"lg" left ( 100 over 1 right ) ~=~ 2 " ; " 
~"lg" left ( 1000 over 1 right ) ~=~ 3 " ; " ~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1:29:31.118000000</meta:creation-date>
    <dc:date>2015-04-15T11:35:34.191000000</dc:date>
    <meta:editing-duration>PT6M3S</meta:editing-duration>
    <meta:editing-cycles>1</meta:editing-cycles>
    <meta:generator>LibreOffice/4.3.4.1$Windows_x86 LibreOffice_project/bc356b2f991740509f321d70e4512a6a54c5f243</meta:generator>
  </office:meta>
</office:document-meta>
</file>